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2.9193in"/>
    </style:style>
    <style:style style:name="co3" style:family="table-column">
      <style:table-column-properties fo:break-before="auto" style:column-width="15.2071in"/>
    </style:style>
    <style:style style:name="co4" style:family="table-column">
      <style:table-column-properties fo:break-before="auto" style:column-width="4.1693in"/>
    </style:style>
    <style:style style:name="co5" style:family="table-column">
      <style:table-column-properties fo:break-before="auto" style:column-width="3.1772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6252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0.8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3 YEARS - 150 YE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QBOX1</text:p>
          </table:table-cell>
          <table:table-cell office:value-type="string" calcext:value-type="string">
            <text:p>Race from ridreth3</text:p>
          </table:table-cell>
          <table:table-cell office:value-type="string" calcext:value-type="string">
            <text:p>Self identified race. <text:s/>Mexican American=1. Other Hispanic=2. (Non-Hispanic) White=3. Black=4. Asian=6. Other including Multiracial=7.</text:p>
          </table:table-cell>
          <table:table-cell office:value-type="string" calcext:value-type="string">
            <text:p>BOX 1. CHECK ITEM: IF THE PARTICIPANT SELF-IDENTIFIED AS 'MEXICAN AMERICAN' OR 'OTHER HISPANIC' (i.e., RIDRETH3=1, OR 2), GO TO ACD040; <text:s/>IF THE PARTICIPANT SELF-IDENTIFIED AS 'NON-HISPANIC ASIAN' (i.e., RIDRETH3=6), GO TO ACD110; <text:s/>IF THE PARTICIPANT SELF-IDENTIFIED AS 'NON-HISPANIC WHITE', 'NON-HISPANIC BLACK', OR 'OTHER RACE - INCLUDING MULTI-RACIAL' (i.e., RIDRETH3=3, 4, OR 7), CONTINUE WITH ACD011A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sio:Rac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D011A</text:p>
          </table:table-cell>
          <table:table-cell office:value-type="string" calcext:value-type="string">
            <text:p>Speak English at home - NHW or NHB</text:p>
          </table:table-cell>
          <table:table-cell office:value-type="string" calcext:value-type="string">
            <text:p>What language(s) {do you/does SP} usually speak at home?</text:p>
          </table:table-cell>
          <table:table-cell office:value-type="string" calcext:value-type="string">
            <text:p>CODE ALL THAT APPLY.THIS VARIABLE ONLY APPLIES TO PARTICIPANTS SELF-IDENTIFIED AS 'NON-HISPANIC WHITE', 'NON-HISPANIC BLACK', OR 'OTHER RACE - INCLUDING MULTI-RACIAL' (i.e., RIDRETH3=3, 4, OR 7)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chear:Language</text:p>
          </table:table-cell>
          <table:table-cell table:style-name="ce1"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D011B </text:p>
          </table:table-cell>
          <table:table-cell office:value-type="string" calcext:value-type="string">
            <text:p>Speak Spanish at home - NHW or NHB</text:p>
          </table:table-cell>
          <table:table-cell office:value-type="string" calcext:value-type="string">
            <text:p>What language(s) {do you/does SP} usually speak at home?</text:p>
          </table:table-cell>
          <table:table-cell office:value-type="string" calcext:value-type="string">
            <text:p>CODE ALL THAT APPLY.THIS VARIABLE ONLY APPLIES TO PARTICIPANTS SELF-IDENTIFIED AS 'NON-HISPANIC WHITE', 'NON-HISPANIC BLACK', OR 'OTHER RACE - INCLUDING MULTI-RACIAL' (i.e., RIDRETH3=3, 4, OR 7)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chear:Languag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D011C</text:p>
          </table:table-cell>
          <table:table-cell office:value-type="string" calcext:value-type="string">
            <text:p>Speak other language at home -NHW or NHB</text:p>
          </table:table-cell>
          <table:table-cell office:value-type="string" calcext:value-type="string">
            <text:p>What language(s) {do you/does SP} usually speak at home?</text:p>
          </table:table-cell>
          <table:table-cell office:value-type="string" calcext:value-type="string">
            <text:p>CODE ALL THAT APPLY.THIS VARIABLE ONLY APPLIES TO PARTICIPANTS SELF-IDENTIFIED AS 'NON-HISPANIC WHITE', 'NON-HISPANIC BLACK', OR 'OTHER RACE - INCLUDING MULTI-RACIAL' (i.e., RIDRETH3=3, 4, OR 7)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chear:Languag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D040</text:p>
          </table:table-cell>
          <table:table-cell office:value-type="string" calcext:value-type="string">
            <text:p>Language(s) spoken at home - Hispanics</text:p>
          </table:table-cell>
          <table:table-cell office:value-type="string" calcext:value-type="string">
            <text:p>Now I'm going to ask you about language use.What language(s) {do you/does SP} usually speak at home? <text:s/>{Do you/Does he/Does she} speak only Spanish, more Spanish than English, both equally, more English than Spanish, or only English?</text:p>
          </table:table-cell>
          <table:table-cell office:value-type="string" calcext:value-type="string">
            <text:p>HAND CARD ACQ1.THIS VARIABLE ONLY APPLIES TO PARTICIPANTS SELF-IDENTIFIED AS 'MEXICAN AMERICAN' OR 'OTHER HISPANIC' (i.e., RIDRETH3=1, OR 2)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chear:Languag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D110</text:p>
          </table:table-cell>
          <table:table-cell office:value-type="string" calcext:value-type="string">
            <text:p>Language(s) spoken at home - Asians</text:p>
          </table:table-cell>
          <table:table-cell office:value-type="string" calcext:value-type="string">
            <text:p>{Do you/Does SP} speak only (NON-ENGLISH LANGUAGE), more (NON-ENGLISH LANGUAGE) than English, both equally, more English than (NON-ENGLISH LANGUAGE), or only English?</text:p>
          </table:table-cell>
          <table:table-cell office:value-type="string" calcext:value-type="string">
            <text:p>THIS VARIABLE ONLY APPLIES TO PARTICIPANTS SELF-IDENTIFIED 'NON-HISPANIC ASIAN' (i.e., RIDRETH3=6).</text:p>
          </table:table-cell>
          <table:table-cell office:value-type="string" calcext:value-type="string">
            <text:p><text:s/>Both males and females 3 YEARS - 150 YEARS</text:p>
          </table:table-cell>
          <table:table-cell office:value-type="string" calcext:value-type="string">
            <text:p>chear:Language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table:style-name="ce1" office:value-type="string" calcext:value-type="string">
            <text:p>sio:SubjectRol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3:33:09.671878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4:10:21.310862011</dc:date>
    <meta:generator>LibreOffice/4.2.8.2$Linux_X86_64 LibreOffice_project/420m0$Build-2</meta:generator>
    <meta:editing-duration>PT36M31S</meta:editing-duration>
    <meta:editing-cycles>3</meta:editing-cycles>
    <meta:document-statistic meta:table-count="1" meta:cell-count="65" meta:object-count="0"/>
  </office:meta>
</office:document-meta>
</file>